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Default">
      <style:paragraph-properties fo:text-align="start" style:justify-single-word="false"/>
    </style:style>
    <style:style style:name="P3" style:family="paragraph" style:parent-style-name="Default" style:list-style-name="WWNum1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4" style:family="paragraph" style:parent-style-name="Default" style:list-style-name="WWNum1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5" style:family="paragraph" style:parent-style-name="Default" style:list-style-name="WWNum1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6" style:family="paragraph" style:parent-style-name="Default" style:list-style-name="WWNum1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7" style:family="paragraph" style:parent-style-name="Default" style:list-style-name="WWNum1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8" style:family="paragraph" style:parent-style-name="Default" style:list-style-name="WWNum1aaa">
      <style:paragraph-properties fo:margin-left="0cm" fo:margin-top="0cm" fo:margin-bottom="0.069cm" style:contextual-spacing="false" fo:text-align="start" style:justify-single-word="false" fo:text-indent="0cm" style:auto-text-indent="false"/>
    </style:style>
    <style:style style:name="P9" style:family="paragraph" style:parent-style-name="Default" style:list-style-name="WWNum1aaa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0" style:family="paragraph" style:parent-style-name="Default" style:list-style-name="WWNum2">
      <style:paragraph-properties fo:margin-left="0cm" fo:margin-top="0cm" fo:margin-bottom="0.064cm" style:contextual-spacing="false" fo:text-align="start" style:justify-single-word="false" fo:text-indent="0cm" style:auto-text-indent="false"/>
    </style:style>
    <style:style style:name="P11" style:family="paragraph" style:parent-style-name="Default" style:list-style-name="WWNum2">
      <style:paragraph-properties fo:margin-left="0cm" fo:margin-top="0cm" fo:margin-bottom="0cm" style:contextual-spacing="false" fo:text-align="start" style:justify-single-word="false" fo:text-indent="0cm" style:auto-text-indent="false"/>
    </style:style>
    <style:style style:name="P12" style:family="paragraph" style:parent-style-name="Default">
      <style:text-properties officeooo:rsid="000ce080" officeooo:paragraph-rsid="000ce080"/>
    </style:style>
    <style:style style:name="P13" style:family="paragraph" style:parent-style-name="Default">
      <style:paragraph-properties fo:text-align="start" style:justify-single-word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4" style:family="paragraph" style:parent-style-name="Standard">
      <style:text-properties officeooo:rsid="000ce080" officeooo:paragraph-rsid="000ce080"/>
    </style:style>
    <style:style style:name="P15" style:family="paragraph" style:parent-style-name="Text_20_body">
      <style:text-properties style:text-underline-style="none" officeooo:rsid="000ce080" officeooo:paragraph-rsid="000ce080"/>
    </style:style>
    <style:style style:name="P16" style:family="paragraph" style:parent-style-name="Title">
      <style:text-properties officeooo:paragraph-rsid="000ce080"/>
    </style:style>
    <style:style style:name="T1" style:family="text">
      <style:text-properties fo:font-size="11.5pt" fo:font-weight="bold" style:font-size-asian="11.5pt" style:font-weight-asian="bold"/>
    </style:style>
    <style:style style:name="T2" style:family="text">
      <style:text-properties fo:font-size="11.5pt" fo:font-weight="normal" style:font-size-asian="11.5pt" style:font-weight-asian="normal"/>
    </style:style>
    <style:style style:name="T3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4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5" style:family="text">
      <style:text-properties fo:color="#2179ca" loext:opacity="100%" fo:font-size="11.5pt" fo:font-weight="bold" style:font-size-asian="11.5pt" style:font-weight-asian="bold"/>
    </style:style>
    <style:style style:name="T6" style:family="text">
      <style:text-properties fo:color="#2179ca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Actividad3_1 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Contents_20_Heading">Índice</text:p>
          </text:index-title>
          <text:p text:style-name="P1"><text:a xlink:type="simple" xlink:href="#__RefHeading___Toc250_1332823018" text:style-name="Index_20_Link" text:visited-style-name="Index_20_Link">Ejercicio3_1_1. Escribe un programa que pida por teclado un día de la semana y que diga qué asignatura toca a primera hora ese día. Se ha de controlar:<text:tab/>1</text:a></text:p>
          <text:p text:style-name="P1"><text:a xlink:type="simple" xlink:href="#__RefHeading___Toc252_1332823018" text:style-name="Index_20_Link" text:visited-style-name="Index_20_Link">Ejercicio3_1_2. Realiza un programa que pida una hora por teclado y que muestre luego buenos días, buenas tardes o buenas noches según la hora. Se utilizarán los tramos de 6 a 12, de 13 a 20 y de 21 a 5. respectivamente. Sólo se tienen en cuenta las horas, los minutos no se deben introducir por teclado. Se tiene que utilizar sentencia condicional encadenada ( if…else if…). Se ha de controlar:<text:tab/>1</text:a></text:p>
          <text:p text:style-name="P1"><text:a xlink:type="simple" xlink:href="#__RefHeading___Toc254_1332823018" text:style-name="Index_20_Link" text:visited-style-name="Index_20_Link">Ejercicio3_1_3. Realiza un programa que calcule la media de tres notas, y muestre la nota del boletín (insuficiente, suficiente, bien, notable o sobresaliente).<text:tab/>1</text:a></text:p>
          <text:p text:style-name="P1"><text:a xlink:type="simple" xlink:href="#__RefHeading___Toc256_1332823018" text:style-name="Index_20_Link" text:visited-style-name="Index_20_Link">Ejercicio3_1_4. Escribe un programa que calcule el precio final de un producto según<text:tab/>2</text:a></text:p>
          <text:p text:style-name="P1"><text:a xlink:type="simple" xlink:href="#__RefHeading___Toc258_1332823018" text:style-name="Index_20_Link" text:visited-style-name="Index_20_Link">Ejercicio3_1_5. Implementa el juego piedra, papel y tijera. Primero, el usuario 1 introduce su jugada y luego el usuario2. Si alguno de los usuarios introduce una opción incorrecta, el programa deberá mostrar un mensaje de error<text:tab/>2</text:a></text:p>
        </text:index-body>
      </text:table-of-content>
      <text:p text:style-name="P15"/>
      <text:h text:style-name="Heading_20_2" text:outline-level="2"><text:bookmark-start text:name="__RefHeading___Toc250_1332823018"/><text:span text:style-name="T1">Ejercicio3_1_1. </text:span><text:span text:style-name="T2">Escribe un programa que pida por teclado un día de la semana y que diga qué asignatura toca a primera hora ese día. Se ha de controlar: </text:span><text:bookmark-end text:name="__RefHeading___Toc250_1332823018"/></text:h>
      <text:list text:style-name="WWNum1">
        <text:list-item>
          <text:p text:style-name="P3" loext:marker-style-name="T3"><text:span text:style-name="T3">El día se puede meter en mayúsculas o en minúsculas. </text:span><text:span text:style-name="T3"/></text:p>
        </text:list-item>
        <text:list-item>
          <text:p text:style-name="P3" loext:marker-style-name="T3"><text:span text:style-name="T3">Se puede introducir Sabado y Domingo. Se indicará que no hay clase. </text:span><text:span text:style-name="T3"/></text:p>
        </text:list-item>
        <text:list-item>
          <text:p text:style-name="P4" loext:marker-style-name="T3"><text:span text:style-name="T3">Si se introduce un día incorrecto ( por ejemplo, juernes ) se ha de indicar. </text:span><text:span text:style-name="T3"/></text:p>
        </text:list-item>
      </text:list>
      <text:p text:style-name="P14"/>
      <text:p text:style-name="P14"/>
      <text:p text:style-name="P14"/>
      <text:h text:style-name="Heading_20_2" text:outline-level="2"><text:bookmark-start text:name="__RefHeading___Toc252_1332823018"/><text:span text:style-name="T1">Ejercicio3_1_2. </text:span><text:span text:style-name="T2">Realiza un programa que pida una hora por teclado y que muestre luego buenos días, buenas tardes o buenas noches según la hora. Se utilizarán los tramos de 6 a 12, de 13 a 20 y de 21 a 5. respectivamente. Sólo se tienen en cuenta las horas, los minutos no se deben introducir por teclado. Se tiene que utilizar </text:span><text:span text:style-name="T5">sentencia condicional encadenada ( if…else if…)</text:span><text:span text:style-name="T2">. Se ha de controlar: </text:span><text:bookmark-end text:name="__RefHeading___Toc252_1332823018"/></text:h>
      <text:list text:style-name="WWNum1a">
        <text:list-item>
          <text:p text:style-name="P5" loext:marker-style-name="T3"><text:span text:style-name="T3">Se introduzca una hora incorrecta. </text:span><text:span text:style-name="T3"/></text:p>
        </text:list-item>
      </text:list>
      <text:p text:style-name="P14"/>
      <text:p text:style-name="P14"/>
      <text:p text:style-name="P14"/>
      <text:h text:style-name="Heading_20_2" text:outline-level="2"><text:bookmark-start text:name="__RefHeading___Toc254_1332823018"/><text:span text:style-name="T1">Ejercicio3_1_3. </text:span><text:span text:style-name="T2">Realiza un programa que calcule la media de tres notas, y muestre la nota del boletín (insuficiente, suficiente, bien, notable o sobresaliente). </text:span><text:bookmark-end text:name="__RefHeading___Toc254_1332823018"/></text:h>
      <text:p text:style-name="P2" loext:marker-style-name="T3"><text:span text:style-name="T3">La media se calculará de tal manera que se obtenga un número entero que luego comprobaré de la siguiente manera: </text:span><text:span text:style-name="T3"/></text:p>
      <text:list text:style-name="WWNum1aa">
        <text:list-item>
          <text:p text:style-name="P6" loext:marker-style-name="T3"><text:span text:style-name="T4">Insuficiente: </text:span><text:span text:style-name="T3">0,1,2,3,4. </text:span></text:p>
        </text:list-item>
        <text:list-item>
          <text:p text:style-name="P6" loext:marker-style-name="T3"><text:span text:style-name="T3">Suficiente: 5 </text:span><text:span text:style-name="T3"/></text:p>
        </text:list-item>
        <text:list-item>
          <text:p text:style-name="P6" loext:marker-style-name="T3"><text:span text:style-name="T3">Bien: 6 </text:span><text:span text:style-name="T3"/></text:p>
        </text:list-item>
        <text:list-item>
          <text:p text:style-name="P6" loext:marker-style-name="T3"><text:span text:style-name="T4">Notable: </text:span><text:span text:style-name="T3">7 y 8. </text:span></text:p>
        </text:list-item>
        <text:list-item>
          <text:p text:style-name="P7" loext:marker-style-name="T3"><text:span text:style-name="T4">Sobresaliente: </text:span><text:span text:style-name="T3">9 y 10. </text:span></text:p>
        </text:list-item>
      </text:list>
      <text:p text:style-name="P13" loext:marker-style-name="T3"/>
      <text:p text:style-name="P2" loext:marker-style-name="T3"><text:soft-page-break/><text:span text:style-name="T3">Se ha de realizar haciendo uso de la </text:span><text:span text:style-name="T6">sentencia switch. </text:span></text:p>
      <text:p text:style-name="P12"><text:span text:style-name="T3">Si </text:span><text:span text:style-name="T4">alguna de las notas no es correcta </text:span><text:span text:style-name="T3">se ha de indicar y ya no se mostrará el resultado. </text:span></text:p>
      <text:p text:style-name="P12"><text:span text:style-name="T3"/></text:p>
      <text:p text:style-name="P12"><text:span text:style-name="T3"/></text:p>
      <text:p text:style-name="P12"><text:span text:style-name="T3"/></text:p>
      <text:h text:style-name="Heading_20_2" text:outline-level="2"><text:bookmark-start text:name="__RefHeading___Toc256_1332823018"/><text:span text:style-name="T4">Ejercicio3_1_</text:span><text:span text:style-name="T1">4. </text:span><text:span text:style-name="T2">Escribe un programa que calcule el precio final de un producto según </text:span><text:bookmark-end text:name="__RefHeading___Toc256_1332823018"/></text:h>
      <text:list text:style-name="WWNum1aaa">
        <text:list-item>
          <text:p text:style-name="P8" loext:marker-style-name="T3"><text:span text:style-name="T3">Su base imponible (precio antes de impuestos), </text:span><text:span text:style-name="T3"/></text:p>
        </text:list-item>
        <text:list-item>
          <text:p text:style-name="P8" loext:marker-style-name="T3"><text:span text:style-name="T3">El tipo de IVA aplicado (general, reducido o superreducido) </text:span><text:span text:style-name="T3"/></text:p>
        </text:list-item>
        <text:list-item>
          <text:p text:style-name="P9" loext:marker-style-name="T3"><text:span text:style-name="T3">El código promocional (nopro, mitad, meno5 o 5porc) </text:span><text:span text:style-name="T3"/></text:p>
        </text:list-item>
      </text:list>
      <text:p text:style-name="P13" loext:marker-style-name="T3"/>
      <text:p text:style-name="P2" loext:marker-style-name="T3"><text:span text:style-name="T3">Los tipos de IVA general, reducido y superreducido son del 21%, 10% y 4% respectivamente. Los códigos promocionales pueden ser nopro, mitad, meno5 o 5porc que significan respectivamente </text:span><text:span text:style-name="T3"/></text:p>
      <text:list text:style-name="WWNum2">
        <text:list-item>
          <text:p text:style-name="P10" loext:marker-style-name="T3"><text:span text:style-name="T3">Que no se aplica promoción, </text:span><text:span text:style-name="T3"/></text:p>
        </text:list-item>
        <text:list-item>
          <text:p text:style-name="P10" loext:marker-style-name="T3"><text:span text:style-name="T3">El precio se reduce a la mitad, </text:span><text:span text:style-name="T3"/></text:p>
        </text:list-item>
        <text:list-item>
          <text:p text:style-name="P10" loext:marker-style-name="T3"><text:span text:style-name="T3">Se descuentan 5 euros </text:span><text:span text:style-name="T3"/></text:p>
        </text:list-item>
        <text:list-item>
          <text:p text:style-name="P11" loext:marker-style-name="T3"><text:span text:style-name="T3">Se descuenta el 5%. </text:span><text:span text:style-name="T3"/></text:p>
        </text:list-item>
      </text:list>
      <text:p text:style-name="P13" loext:marker-style-name="T3"/>
      <text:p text:style-name="P12"><text:span text:style-name="T3">Si se introduce un iva ó un código promocional no correcto, se ha de indicar y no se </text:span><text:span text:style-name="T4">mostrará el ticket. </text:span></text:p>
      <text:p text:style-name="P12"><text:span text:style-name="T3"/></text:p>
      <text:p text:style-name="P12"><text:span text:style-name="T3"/></text:p>
      <text:p text:style-name="P12"><text:span text:style-name="T3"/></text:p>
      <text:h text:style-name="Heading_20_2" text:outline-level="2"><text:bookmark-start text:name="__RefHeading___Toc258_1332823018"/><text:span text:style-name="T4">Ejercicio3_1_</text:span><text:span text:style-name="T1">5. </text:span><text:span text:style-name="T2">Implementa el juego piedra, papel y tijera. Primero, el usuario 1 introduce su jugada y luego el usuario2. Si alguno de los usuarios introduce una opción incorrecta, el programa deberá mostrar un mensaje de error </text:span><text:bookmark-end text:name="__RefHeading___Toc258_1332823018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Tahoma" fo:font-family="Tahoma" style:font-family-generic="roman" style:font-pitch="variable" fo:font-size="12pt" style:font-size-asian="12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1T13:05:00</meta:creation-date>
    <meta:generator>LibreOffice/24.2.3.2$Windows_X86_64 LibreOffice_project/433d9c2ded56988e8a90e6b2e771ee4e6a5ab2ba</meta:generator>
    <dc:date>2025-10-21T17:59:21.417000000</dc:date>
    <meta:editing-duration>PT3M15S</meta:editing-duration>
    <meta:editing-cycles>3</meta:editing-cycles>
    <meta:initial-creator>fhuercano</meta:initial-creator>
    <meta:document-statistic meta:table-count="0" meta:image-count="0" meta:object-count="0" meta:page-count="2" meta:paragraph-count="33" meta:word-count="563" meta:character-count="3214" meta:non-whitespace-character-count="2673"/>
  </office:meta>
</office:document-meta>
</file>